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"/>
    <style:font-face style:name="SeroWebPro" svg:font-family="SeroWebPro, 'Arial Unicode MS', Arial, sans-serif"/>
    <style:font-face style:name="arial" svg:font-family="arial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>
      <style:text-properties style:font-name="Arial" fo:font-size="14pt" officeooo:paragraph-rsid="004e7614" style:font-size-asian="14pt" style:font-size-complex="14pt"/>
    </style:style>
    <style:style style:name="P3" style:family="paragraph" style:parent-style-name="Standard">
      <style:text-properties style:font-name="Arial" fo:font-size="14pt" officeooo:paragraph-rsid="004ed643" style:font-size-asian="14pt" style:font-size-complex="14pt"/>
    </style:style>
    <style:style style:name="P4" style:family="paragraph" style:parent-style-name="Standard">
      <style:text-properties style:font-name="Arial" fo:font-size="14pt" officeooo:paragraph-rsid="00585ccc" style:font-size-asian="14pt" style:font-size-complex="14pt"/>
    </style:style>
    <style:style style:name="P5" style:family="paragraph" style:parent-style-name="Standard">
      <style:text-properties style:font-name="Arial" fo:font-size="14pt" officeooo:paragraph-rsid="0059e907" style:font-size-asian="14pt" style:font-size-complex="14pt"/>
    </style:style>
    <style:style style:name="P6" style:family="paragraph" style:parent-style-name="Standard">
      <style:text-properties style:font-name="Arial" fo:font-size="14pt" officeooo:rsid="0059e907" officeooo:paragraph-rsid="0059e907" style:font-size-asian="14pt" style:font-size-complex="14pt"/>
    </style:style>
    <style:style style:name="P7" style:family="paragraph">
      <style:paragraph-properties fo:break-before="page"/>
      <style:text-properties style:font-name="Arial" fo:font-size="14pt" style:font-size-asian="14pt" style:font-size-complex="14pt"/>
    </style:style>
    <style:style style:name="P8" style:family="paragraph"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Arial" fo:font-size="14pt" officeooo:paragraph-rsid="005df09d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4cdedb" style:font-size-asian="14pt" style:font-size-complex="14pt"/>
    </style:style>
    <style:style style:name="T3" style:family="text">
      <style:text-properties officeooo:rsid="004c4e1c"/>
    </style:style>
    <style:style style:name="T4" style:family="text">
      <style:text-properties officeooo:rsid="004caa06"/>
    </style:style>
    <style:style style:name="T5" style:family="text">
      <style:text-properties officeooo:rsid="004cdedb"/>
    </style:style>
    <style:style style:name="T6" style:family="text">
      <style:text-properties officeooo:rsid="004e7614"/>
    </style:style>
    <style:style style:name="T7" style:family="text">
      <style:text-properties officeooo:rsid="004ed643"/>
    </style:style>
    <style:style style:name="T8" style:family="text">
      <style:text-properties officeooo:rsid="00515a9d"/>
    </style:style>
    <style:style style:name="T9" style:family="text">
      <style:text-properties officeooo:rsid="0059e9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Geschichte des Webs</text:p>
      <text:p text:style-name="P1"/>
      <text:p text:style-name="P1">- Komplett neues Konstrukt</text:p>
      <text:p text:style-name="P1">- Wenig Verbindungen</text:p>
      <text:p text:style-name="P1">- zweifelhaften akademische Voraussetzungen</text:p>
      <text:p text:style-name="P1"/>
      <text:p text:style-name="P1"/>
      <text:p text:style-name="P1">Ähnlichkeiten zu Vannevar Bush’s ‘Memex’ <text:s/>Idee von 1945</text:p>
      <text:p text:style-name="P1"/>
      <text:p text:style-name="P1">„der menschliche Geist … arbeitet mit Hilfe von Verknüpfung. </text:p>
      <text:p text:style-name="P1">Gerade mal einen Inhalt in seiner Reichweite, schnappt er sich sogleich den nächsten, der von der Assoziation der Gedanken vorgeschlagen wird“</text:p>
      <text:p text:style-name="P1">→ Verknüpfungen und Verlinkungen</text:p>
      <text:p text:style-name="P1"/>
      <text:p text:style-name="P1"/>
      <text:p text:style-name="P10">Wurzeln lassen sich auf die Man-Machine Symbiosis Projekt von Licklider (1960) zurückführen<text:tab/><text:tab/><text:line-break/><text:tab/><text:tab/><text:tab/><text:tab/><text:tab/><text:tab/><text:tab/><text:tab/><text:tab/><text:tab/><text:tab/></text:p>
      <text:p text:style-name="P1"/>
      <text:p text:style-name="P1">Das Man-Machine Symbiosis Projekt</text:p>
      <text:p text:style-name="P1"/>
      <text:p text:style-name="P1">- erster Vorläufer <text:s/>konzipiert für militärisch-industrielle Komplexe USA</text:p>
      <text:p text:style-name="P1"/>
      <text:p text:style-name="P1">- primäres Problem Informationen erstellen und abrufen</text:p>
      <text:p text:style-name="P1">→ Bush nutzte Microfiche (Mikroplanfilm ) </text:p>
      <text:p text:style-name="P1">→ Idee: System „Memex (Memory Extender;)“ </text:p>
      <text:p text:style-name="P1"><text:tab/>→ <text:s/>Informationen gepeichert, abgerufen und verlinkt werden<text:tab/></text:p>
      <text:p text:style-name="P1"/>
      <text:p text:style-name="P1">- <text:s/>Memex als große Enzyklopädie mit einer Vielzahl von Verknüpfungen</text:p>
      <text:p text:style-name="P1">→ Inspiration für Links in Hypertext</text:p>
      <text:p text:style-name="P1"/>
      <text:p text:style-name="P1">- Bush konnte seine Vision nicht auf einen analogen Rechner implementieren</text:p>
      <text:p text:style-name="P1"/>
      <text:p text:style-name="P1"/>
      <text:p text:style-name="P1">The Man Mashine Symbiosis</text:p>
      <text:p text:style-name="P1"/>
      <text:p text:style-name="P1">- <text:s/>Jospeh Carl Robnett . Licklider, ein Schüler von Norbert Wiener </text:p>
      <text:p text:style-name="P1">- Wieners Idee: Rückkopplung als übergeordnetes Prinzip der Organisation in jeder Wissenschaft (für Mensch und Maschine)</text:p>
      <text:p text:style-name="P1"/>
      <text:p text:style-name="P1">- Licklider erweitert Vorstellung <text:s/>‘Man-Machine Symbiosis’</text:p>
      <text:p text:style-name="P1">→ <text:s/>Rückkopplung zwischen Mensch und digitalen Computern </text:p>
      <text:p text:style-name="P1"/>
      <text:p text:style-name="P1">menschliche Gehirne <text:s/>eng mit Rechnern gekoppelt <text:s/>(Symbiose)</text:p>
      <text:p text:style-name="P1">→ neue Art der Informationsverarbeitung </text:p>
      <text:p text:style-name="P1"><text:soft-page-break/></text:p>
      <text:p text:style-name="P1">Durchführung der Man-Machine Symbiosis: kleine Rückkopplfungsschleifen mit niedrigen Latenzen</text:p>
      <text:p text:style-name="P1"/>
      <text:p text:style-name="P1"><text:s/>institutioneller Architekt für Informationstechniken in der Advanced Research Projects Agency US-amerikanische Forschungsbehörde</text:p>
      <text:p text:style-name="P1"/>
      <text:p text:style-name="P1">- zuerst mit Zeitbarriere</text:p>
      <text:p text:style-name="P1">→ große Zeitverzügerung zwischen Input und Output</text:p>
      <text:p text:style-name="P1">→ Lösung: Time-Sharing → Monoprozess </text:p>
      <text:p text:style-name="P1">Programme nicht linear (Mehrbenutzersystem). → Wartezeit überbrückt durch aufteilen der Rechenzeit auf andere user </text:p>
      <text:p text:style-name="P1"/>
      <text:p text:style-name="P1">- es ergaben sich 2 Forschungsströme:</text:p>
      <text:p text:style-name="P1">→ <text:s/>Künstliche Intelligenz</text:p>
      <text:p text:style-name="P1">→ Human Augmentation (Verbesserung der menschlichen Leistungsfähigkeit) Human Augmentation Project</text:p>
      <text:p text:style-name="P1">of Engelbart (1962)</text:p>
      <text:p text:style-name="P1"/>
      <text:p text:style-name="P1"/>
      <text:p text:style-name="P1">Douglas Engelbart erstellte unabhängig von Licklider einen Vorschlag für ein Human Augmentation Framework</text:p>
      <text:p text:style-name="P1">→ gleiche Ziel wie Man-Machine Symbiosis </text:p>
      <text:p text:style-name="P1"/>
      <text:p text:style-name="P1">Fokusierung; Verbesserung der menschlichen Fähigkeit mithilfe von Maschinen</text:p>
      <text:p text:style-name="P1"/>
      <text:p text:style-name="P1">große Latenz durch Schnittstelle des <text:s/>Mensch zur Maschine</text:p>
      <text:p text:style-name="P1"/>
      <text:p text:style-name="P1">ausführlichen Tests, welche Geräte die geringste Latenz zw. Mensch und Maschine ermöglichten ,erfand Engelbart die Maus </text:p>
      <text:p text:style-name="P1"/>
      <text:p text:style-name="P1">Durch Verwendung dieser Schnittstellen veringerte sich die zeitliche Latenz</text:p>
      <text:p text:style-name="P1"/>
      <text:p text:style-name="P1">nach der Erfindung von Maus und Tastatus gab es keinerlei sehenswerte Scnittstellen außer Touch Screens</text:p>
      <text:p text:style-name="P1"/>
      <text:p text:style-name="P1"/>
      <text:p>Das Internet</text:p>
      <text:p text:style-name="P1"/>
      <text:p text:style-name="P1">zweite Barriere war der Raum</text:p>
      <text:p text:style-name="P1">→ Ziel war es Vernetzung von Rechnern von verschiedenen Standortes</text:p>
      <text:p text:style-name="P1"/>
      <text:p text:style-name="P1"/>
      <text:p text:style-name="P1">Bob Taylor und Karry Roberts (nachfolger) handelten einen Vertrag mit Beranek, Bolt, Newman einen Vertrag aus das Interface Message Processor zu entwickeln.</text:p>
      <text:p text:style-name="P1"/>
      <text:p text:style-name="P1">Hardware musste Timesharingcomputer von Licklider verbinden</text:p>
      <text:p text:style-name="P1">→ Entwicklung des ARPANet</text:p>
      <text:p text:style-name="P1"/>
      <text:p text:style-name="P1">informelle Gruppe von Studenten bilden Internet Engineering Task Force (IETF) </text:p>
      <text:p text:style-name="P1">→ entwickeln die Software um das Internet zu nutzen</text:p>
      <text:p text:style-name="P1"/>
      <text:p text:style-name="P1"/>
      <text:p text:style-name="Standard"><text:span text:style-name="T1">RFC (Request for Comments) definiert Internetstandards wie URI Uniform Resource Identifier </text:span></text:p>
      <text:p text:style-name="P1"><text:s/>und HTTP</text:p>
      <text:p text:style-name="P1"/>
      <text:p text:style-name="P1">vor dem Internet waren Netzwerke statisch und geschlossen</text:p>
      <text:p text:style-name="P1"/>
      <text:p text:style-name="P1">metalevel internetworking architecture →<text:span text:style-name="T4"> </text:span><text:s/>Verbindungen von Netzen </text:p>
      <text:p text:style-name="P1">→ <text:span text:style-name="T3">Netzwerke Komponenter integrieren</text:span></text:p>
      <text:p text:style-name="P1"/>
      <text:p text:style-name="Standard"><text:span text:style-name="T1">Robert Kahn und Vint Cerf ein Protokoll ausgedacht, das, unter anderen, vier </text:span><text:span text:style-name="T2">Anforderungen</text:span><text:span text:style-name="T1"> beinhaltet:</text:span></text:p>
      <text:p text:style-name="P1"/>
      <text:p text:style-name="P1">1. <text:span text:style-name="T5">Netzwerke Eigenständig</text:span></text:p>
      <text:p text:style-name="P1"/>
      <text:p text:style-name="P1">2. Kommunikation <text:s/>auf best efforts. →<text:span text:style-name="T6"> </text:span>Wenn ein Packet nicht ankommt wird es nochmal versendet</text:p>
      <text:p text:style-name="P1"/>
      <text:p text:style-name="P2">3. (Gatways und Router) verbindet Netzwerke.</text:p>
      <text:p text:style-name="P2">→<text:span text:style-name="T6"> </text:span>speichern keine Zustände über Pakete</text:p>
      <text:p text:style-name="P2">→<text:span text:style-name="T6"> </text:span>Vermeiden von komplizierten Anpassungen und Fehlern</text:p>
      <text:p text:style-name="P1"/>
      <text:p text:style-name="P1">4. keine globale Kontrolle <text:span text:style-name="T6">im</text:span> operation level</text:p>
      <text:p text:style-name="P1"/>
      <text:p text:style-name="P1">- in diesem Protokoll werden Daten in Pakete unterteilt und unabhängig voneinander behandelt</text:p>
      <text:p text:style-name="P1">- Daten in große Pakete durch TCP (transmission controll protocoll) unterteilt</text:p>
      <text:p text:style-name="P1">→ sendet über IP </text:p>
      <text:p text:style-name="P3"><text:soft-page-break/><text:s/>akzeptables webähnliches System war das NLS(oNline System) von Engelbart</text:p>
      <text:p text:style-name="P3"/>
      <text:p text:style-name="P1">NLS erlaubte text hierachisch zu organisieren</text:p>
      <text:p text:style-name="P1"/>
      <text:p text:style-name="P3">innovativste Eigenschaft war ein Journal</text:p>
      <text:p text:style-name="P3">→<text:span text:style-name="T7"> </text:span><text:s/>veröffentlichen </text:p>
      <text:p text:style-name="P3">→<text:span text:style-name="T7"> </text:span>blogs <text:span text:style-name="T7">k</text:span>omment<text:span text:style-name="T7">arfunktion</text:span></text:p>
      <text:p text:style-name="P3"/>
      <text:p text:style-name="P1">Vision nicht umsetzen aufgrund hoher Latenz und <text:span text:style-name="T8">K</text:span>omplexität</text:p>
      <text:p text:style-name="P1">→ scheitern führte dazu, dass Forsch von Xerox PARC erste PCs entwickelten welche zeitliche Latenz reduzierte</text:p>
      <text:p text:style-name="P1">→ ermöglichten Zugang zum Internet</text:p>
      <text:p text:style-name="P9"/>
      <text:p text:style-name="P1"/>
      <text:p text:style-name="P1">The Modern World Wide Web</text:p>
      <text:p text:style-name="P1"/>
      <text:p text:style-name="P1"/>
      <text:p text:style-name="P1">Protokolle dienen der Kommunikation mit dem Internet → kein universellen Format um Informationen ubabhängig von Protokoll zu identifizieren</text:p>
      <text:p text:style-name="P1"/>
      <text:p text:style-name="P4">Tim Berners-Lee (IETF) hatte das Konzept eines universellen Informationsraums den er als World Wide Web nannte</text:p>
      <text:p text:style-name="P4"/>
      <text:p text:style-name="P4">umbenennung von URI zu URL uniform ressource locators</text:p>
      <text:p text:style-name="P1"/>
      <text:p text:style-name="P1"/>
      <text:p text:style-name="P1"/>
      <text:p text:style-name="P1">„nicht physisches Ding“ → <text:s/>Ort an den Informationen existieren</text:p>
      <text:p text:style-name="P1"/>
      <text:p text:style-name="P1">starkes Wachstum und erste graphische Browser 2000</text:p>
      <text:p text:style-name="P1"/>
      <text:p text:style-name="P6">IETF wurde abgelöst</text:p>
      <text:p text:style-name="P1"/>
      <text:p text:style-name="P5">Gründung des World Wide <text:s/>Web Consortium (W3C)</text:p>
      <text:p text:style-name="P5">→<text:span text:style-name="T9"> </text:span><text:s/>Protokolle zu entwickeln Web zu führen und langfristiges Wachstum zu sichern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"/>
    <style:font-face style:name="SeroWebPro" svg:font-family="SeroWebPro, 'Arial Unicode MS', Arial, sans-serif"/>
    <style:font-face style:name="arial" svg:font-family="arial, sans-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2:08:26.422243784</meta:creation-date>
    <dc:date>2017-11-01T16:11:25.047109019</dc:date>
    <meta:editing-duration>PT4H52M27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4" meta:paragraph-count="82" meta:word-count="663" meta:character-count="4922" meta:non-whitespace-character-count="4290"/>
  </office:meta>
</office:document-meta>
</file>